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d0b1" officeooo:paragraph-rsid="0014d0b1"/>
    </style:style>
    <style:style style:name="P2" style:family="paragraph" style:parent-style-name="Standard">
      <style:text-properties style:font-name="Liberation Mono" officeooo:rsid="0014d0b1" officeooo:paragraph-rsid="0014d0b1"/>
    </style:style>
    <style:style style:name="P3" style:family="paragraph" style:parent-style-name="Standard">
      <style:text-properties style:font-name="Liberation Mono" officeooo:rsid="0017ab73" officeooo:paragraph-rsid="0017ab73"/>
    </style:style>
    <style:style style:name="P4" style:family="paragraph" style:parent-style-name="Standard">
      <style:text-properties style:font-name="Liberation Mono" officeooo:rsid="0017ab73" officeooo:paragraph-rsid="0018e259"/>
    </style:style>
    <style:style style:name="P5" style:family="paragraph" style:parent-style-name="Standard">
      <style:text-properties style:font-name="Liberation Mono" officeooo:rsid="0018e259" officeooo:paragraph-rsid="0018e259"/>
    </style:style>
    <style:style style:name="P6" style:family="paragraph" style:parent-style-name="Standard">
      <style:text-properties style:font-name="Liberation Serif" officeooo:rsid="0014d0b1" officeooo:paragraph-rsid="0014d0b1"/>
    </style:style>
    <style:style style:name="P7" style:family="paragraph" style:parent-style-name="Standard">
      <style:text-properties style:font-name="Liberation Serif" fo:font-style="italic" officeooo:rsid="0014d0b1" officeooo:paragraph-rsid="0014d0b1" style:font-style-asian="italic" style:font-style-complex="italic"/>
    </style:style>
    <style:style style:name="P8" style:family="paragraph" style:parent-style-name="Standard">
      <style:text-properties style:font-name="Liberation Serif" fo:font-style="normal" officeooo:rsid="0014d0b1" officeooo:paragraph-rsid="0014d0b1" style:font-style-asian="normal" style:font-style-complex="normal"/>
    </style:style>
    <style:style style:name="P9" style:family="paragraph" style:parent-style-name="Standard">
      <style:text-properties style:font-name="Liberation Serif" officeooo:rsid="0017ab73" officeooo:paragraph-rsid="0017ab73"/>
    </style:style>
    <style:style style:name="P10" style:family="paragraph" style:parent-style-name="Standard">
      <style:text-properties style:font-name="Liberation Serif" officeooo:rsid="0018e259" officeooo:paragraph-rsid="0018e259"/>
    </style:style>
    <style:style style:name="P11" style:family="paragraph" style:parent-style-name="Standard">
      <style:text-properties fo:font-weight="bold" officeooo:rsid="0014d0b1" officeooo:paragraph-rsid="0014d0b1" style:font-weight-asian="bold" style:font-weight-complex="bold"/>
    </style:style>
    <style:style style:name="P12" style:family="paragraph" style:parent-style-name="Standard">
      <style:text-properties fo:font-style="italic" officeooo:rsid="0014d0b1" officeooo:paragraph-rsid="0014d0b1" style:font-style-asian="italic" style:font-style-complex="italic"/>
    </style:style>
    <style:style style:name="P13" style:family="paragraph" style:parent-style-name="Standard">
      <style:text-properties fo:font-weight="normal" officeooo:rsid="0017ab73" officeooo:paragraph-rsid="0017ab73" style:font-weight-asian="normal" style:font-weight-complex="normal"/>
    </style:style>
    <style:style style:name="P14" style:family="paragraph" style:parent-style-name="Standard">
      <style:text-properties style:font-name="Liberation Mono" officeooo:rsid="0018e259" officeooo:paragraph-rsid="0018e259"/>
    </style:style>
    <style:style style:name="P15" style:family="paragraph" style:parent-style-name="Standard">
      <style:text-properties style:font-name="Liberation Serif" officeooo:rsid="0014d0b1" officeooo:paragraph-rsid="0014d0b1"/>
    </style:style>
    <style:style style:name="P16" style:family="paragraph" style:parent-style-name="Standard">
      <style:text-properties style:font-name="Liberation Serif" officeooo:rsid="001c1b51" officeooo:paragraph-rsid="001c1b51"/>
    </style:style>
    <style:style style:name="P17" style:family="paragraph" style:parent-style-name="Standard">
      <style:text-properties style:font-name="Liberation Serif" officeooo:rsid="001c1b51" officeooo:paragraph-rsid="0017ab73"/>
    </style:style>
    <style:style style:name="P18" style:family="paragraph" style:parent-style-name="Standard">
      <style:text-properties style:font-name="Liberation Serif" officeooo:rsid="0017ab73" officeooo:paragraph-rsid="0017ab73"/>
    </style:style>
    <style:style style:name="P19" style:family="paragraph" style:parent-style-name="Standard">
      <style:text-properties style:font-name="Liberation Serif" fo:font-weight="bold" officeooo:rsid="0017ab73" officeooo:paragraph-rsid="0017ab73" style:font-weight-asian="bold" style:font-weight-complex="bold"/>
    </style:style>
    <style:style style:name="P20" style:family="paragraph" style:parent-style-name="Standard">
      <style:text-properties style:font-name="Liberation Mono" officeooo:rsid="001c1b51" officeooo:paragraph-rsid="001c1b51"/>
    </style:style>
    <style:style style:name="P21" style:family="paragraph" style:parent-style-name="Standard">
      <style:text-properties style:font-name="Liberation Mono" officeooo:rsid="001cd3df" officeooo:paragraph-rsid="001cd3df"/>
    </style:style>
    <style:style style:name="T1" style:family="text">
      <style:text-properties officeooo:rsid="0017ab73"/>
    </style:style>
    <style:style style:name="T2" style:family="text">
      <style:text-properties style:font-name="Liberation Mono"/>
    </style:style>
    <style:style style:name="T3" style:family="text">
      <style:text-properties officeooo:rsid="0018adf4"/>
    </style:style>
    <style:style style:name="T4" style:family="text">
      <style:text-properties officeooo:rsid="0018e259"/>
    </style:style>
    <style:style style:name="T5" style:family="text">
      <style:text-properties officeooo:rsid="0019b8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sidy Brown – cmb195</text:p>
      <text:p text:style-name="P1">OS – HW 8</text:p>
      <text:p text:style-name="P1">11/9/16</text:p>
      <text:p text:style-name="P1"/>
      <text:p text:style-name="P11">Problem 1: Global counters with OpenMP's parallel for over many trials</text:p>
      <text:p text:style-name="P13">The two programs are identical, except that part A has <text:span text:style-name="T2">#pragma omp critical</text:span> covering each critical section, whereas part B has nothing. Each run does 10,000 iterations (5,000 increment, 5,000 decrement) so that the discrepancy <text:span text:style-name="T3">could be</text:span> more apparent in part B.</text:p>
      <text:p text:style-name="P1"/>
      <text:p text:style-name="P12">Part A: Using OpenMP's critical pragma directive</text:p>
      <text:p text:style-name="P8">The critical sections were undisturbed every time</text:p>
      <text:p text:style-name="P7"/>
      <text:p text:style-name="P2">cassidy@nyota:~/eecs338/hw8$ ./p1a </text:p>
      <text:p text:style-name="P2">0 0 0 0 0 0 0 0 0 0 </text:p>
      <text:p text:style-name="P2">0 0 0 0 0 0 0 0 0 0 </text:p>
      <text:p text:style-name="P2">0 0 0 0 0 0 0 0 0 0 </text:p>
      <text:p text:style-name="P2">0 0 0 0 0 0 0 0 0 0 </text:p>
      <text:p text:style-name="P2">0 0 0 0 0 0 0 0 0 0 </text:p>
      <text:p text:style-name="P2">0 0 0 0 0 0 0 0 0 0 </text:p>
      <text:p text:style-name="P2">0 0 0 0 0 0 0 0 0 0 </text:p>
      <text:p text:style-name="P2">0 0 0 0 0 0 0 0 0 0 </text:p>
      <text:p text:style-name="P2">0 0 0 0 0 0 0 0 0 0 </text:p>
      <text:p text:style-name="P2">0 0 0 0 0 0 0 0 0 0 </text:p>
      <text:p text:style-name="P6"/>
      <text:p text:style-name="P7">Part B: Without the pragma directive, for reference</text:p>
      <text:p text:style-name="P6">It's <text:span text:style-name="T1">far less consistent, with a maximum discrepancy of nearly half</text:span></text:p>
      <text:p text:style-name="P6"/>
      <text:p text:style-name="P4">cassidy@nyota:~/eecs338/hw8$ ./p1b </text:p>
      <text:p text:style-name="P5">0 -219 0 -15 1966 -320 304 -842 -522 155 </text:p>
      <text:p text:style-name="P5">33 -165 -182 317 -12 48 -157 55 -975 -246 </text:p>
      <text:p text:style-name="P5">100 33 54 -503 -369 -192 -650 -497 -40 303 </text:p>
      <text:p text:style-name="P5">766 224 109 -260 1220 -697 -367 245 -459 88 </text:p>
      <text:p text:style-name="P5">-102 237 -357 -43 157 -481 -709 -444 220 -222 </text:p>
      <text:p text:style-name="P5">-730 496 4686 -443 -523 -4870 -11 180 862 989 </text:p>
      <text:p text:style-name="P5">-1046 -341 -243 0 0 0 0 -156 -125 -93 </text:p>
      <text:p text:style-name="P5">0 0 0 -518 -631 -260 -80 833 534 -458 </text:p>
      <text:p text:style-name="P5">-111 -1152 255 -626 -733 -134 -371 -622 -340 -39 </text:p>
      <text:p text:style-name="P5">0 -1261 -146 -305 263 -118 -147 -341 -80 -3 </text:p>
      <text:p text:style-name="P5"/>
      <text:p text:style-name="P10">As a note, I initially was incrementing/decrementing based on i rather than the thread number (so within each thread, it would increment every other <text:span text:style-name="T5">iteration</text:span> and decrement <text:span text:style-name="T5">every other</text:span>). The error was much smaller (no more than 0.5%)</text:p>
      <text:p text:style-name="P3">0 -3 0 -9 3 -4 1 -1 -1 0 0 -8 -2 2 2 -5 3 0 -1 -13 </text:p>
      <text:p text:style-name="P3">0 0 2 -16 -1 -10 -9 -4 -4 -2 5 0 0 4 -5 16 0 -19 -40 -32 </text:p>
      <text:p text:style-name="P3">3 -37 -27 3 -2 -4 -5 -4 -3 1 3 -21 -4 0 -6 -8 8 -2 3 -20 </text:p>
      <text:p text:style-name="P3">-50 8 -4 -4 0 0 -16 -2 -23 -28 -22 4 -15 -5 -6 3 -3 -1 -26 -15 </text:p>
      <text:p text:style-name="P3">-25 -38 3 -1 -2 1 -6 -3 -5 -2 -15 0 4 -13 4 -3 -12 6 2 -4 </text:p>
      <text:p text:style-name="P9"/>
      <text:p text:style-name="P9"/>
      <text:p text:style-name="P19"><text:soft-page-break/>Problem 2: <text:span text:style-name="T4">Readers/Writers solution</text:span></text:p>
      <text:p text:style-name="P16">The two reader threads print out the writer's message correctly.</text:p>
      <text:p text:style-name="P16"><text:s/>I couldn't print values of type pthread_t, so I cast the thread ids to ints, which all came out negative and very large, but they still get the point across.</text:p>
      <text:p text:style-name="P9"/>
      <text:p text:style-name="P20">cassidy@nyota:~/eecs338/hw8$ ./p2</text:p>
      <text:p text:style-name="P21">-1227019456: I solemnly swear</text:p>
      <text:p text:style-name="P21">-1218626752: I solemnly swear</text:p>
      <text:p text:style-name="P21">-1227019456: to tell the truth</text:p>
      <text:p text:style-name="P21">-1218626752: to tell the truth</text:p>
      <text:p text:style-name="P21">-1227019456: the whole truth</text:p>
      <text:p text:style-name="P21">-1218626752: the whole truth</text:p>
      <text:p text:style-name="P21">-1218626752: and nothing but the truth</text:p>
      <text:p text:style-name="P21">-1227019456: and nothing but the truth</text:p>
      <text:p text:style-name="P21">-1227019456: so help me god</text:p>
      <text:p text:style-name="P21">-1218626752: so help me god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9:26:45.625426958</meta:creation-date>
    <dc:date>2016-11-09T21:33:37.429157130</dc:date>
    <meta:editing-duration>PT2H28M6S</meta:editing-duration>
    <meta:editing-cycles>7</meta:editing-cycles>
    <meta:generator>LibreOffice/4.2.8.2$Linux_x86 LibreOffice_project/420m0$Build-2</meta:generator>
    <meta:document-statistic meta:table-count="0" meta:image-count="0" meta:object-count="0" meta:page-count="2" meta:paragraph-count="51" meta:word-count="529" meta:character-count="2408" meta:non-whitespace-character-count="1889"/>
  </office:meta>
</office:document-meta>
</file>